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1.5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1cm" fo:min-width="1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6.0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0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8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-33% 58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position="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89cm" svg:y1="0cm" svg:x2="4.389cm" svg:y2="7.988cm">
          <text:p/>
        </draw:line>
        <draw:g>
          <draw:frame draw:style-name="gr2" draw:text-style-name="P2" draw:layer="layout" svg:width="0.883cm" svg:height="0.725cm" svg:x="0cm" svg:y="1.667cm">
            <draw:text-box>
              <text:p><text:span text:style-name="T1">χ</text:span><text:span text:style-name="T2">2</text:span></text:p>
            </draw:text-box>
          </draw:frame>
          <draw:frame draw:style-name="gr2" draw:text-style-name="P2" draw:layer="layout" svg:width="1.01cm" svg:height="0.826cm" svg:x="1.886cm" svg:y="2.973cm">
            <draw:text-box>
              <text:p><text:span text:style-name="T1">k</text:span><text:span text:style-name="T3">ex</text:span></text:p>
            </draw:text-box>
          </draw:frame>
          <draw:path draw:style-name="gr3" draw:text-style-name="P1" draw:layer="layout" svg:width="2.706cm" svg:height="2.203cm" draw:transform="rotate (0.66322511575772) translate (0.742667943807105cm 1.46813632991426cm)" svg:viewBox="0 0 2707 2204" svg:d="m0 3266c83 31 163-79 228-20s-105 190-64 278 216-43 255 23-92 267-70 345 178 30 174 90-316 336-237 397 220-59 252-53-260 297-229 362 134 74 124 142-183 132-140 228 138 17 155 61-135 185-32 275 189 4 335-84 78 23 153 100 273-190 325-207 77 99 151 127 324-223 374-233-60 113 18 174 283-289 315-255-49 211 8 248 253-213 309-211-92 168-12 250 273-104 315-34">
            <text:p/>
          </draw:path>
          <draw:frame draw:style-name="gr2" draw:text-style-name="P3" draw:layer="layout" svg:width="2.725cm" svg:height="1.199cm" svg:x="1.058cm" svg:y="0cm">
            <draw:text-box>
              <text:p text:style-name="P1"><text:span text:style-name="T4">Good fit</text:span></text:p>
              <text:p text:style-name="P1"><text:span text:style-name="T5">Easy to find</text:span></text:p>
            </draw:text-box>
          </draw:frame>
          <draw:custom-shape draw:style-name="gr4" draw:text-style-name="P1" draw:layer="layout" svg:width="0.173cm" svg:height="0.173cm" svg:x="0.996cm" svg:y="1.3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391cm" svg:height="1.958cm" svg:x="0.754cm" svg:y="1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3cm" svg:height="0.173cm" svg:x="1.379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621cm" svg:y="1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842cm" svg:y="2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053cm" svg:y="2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318cm" svg:y="2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719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029cm" svg:y="2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311cm" svg:y="1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819cm" svg:y="1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566cm" svg:y="1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35cm" svg:height="0.435cm" svg:x="2.195cm" svg:y="2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" draw:text-style-name="P2" draw:layer="layout" svg:width="0.883cm" svg:height="0.725cm" svg:x="4.3cm" svg:y="1.668cm">
            <draw:text-box>
              <text:p><text:span text:style-name="T1">χ</text:span><text:span text:style-name="T2">2</text:span></text:p>
            </draw:text-box>
          </draw:frame>
          <draw:frame draw:style-name="gr2" draw:text-style-name="P2" draw:layer="layout" svg:width="1.01cm" svg:height="0.826cm" svg:x="6.186cm" svg:y="2.974cm">
            <draw:text-box>
              <text:p><text:span text:style-name="T1">k</text:span><text:span text:style-name="T3">ex</text:span></text:p>
            </draw:text-box>
          </draw:frame>
          <draw:path draw:style-name="gr3" draw:text-style-name="P1" draw:layer="layout" svg:width="2.701cm" svg:height="2.37cm" draw:transform="rotate (0.66322511575772) translate (5.00754912810036cm 1.28351011292755cm)" svg:viewBox="0 0 2702 2371" svg:d="m58 8189c-11 110-100 276-34 330s196-89 294-133c-19 109-120 269-59 327s200-93 300-139c-23 107-123 262-68 320s194-97 291-146c-24 106-147 245-72 317s207-78 310-117c-26 103-124 283-77 309s204-83 306-124c-314 475-1022 1361-941 1424s786-834 1179-1251c-18 110-115 292-55 331s187-108 280-162c-20 114-108 304-60 341s199-94 299-141c-25 101-128 245-74 302s206-84 309-125c-21 110-104 290-64 332s184-120 277-180c-14 121-86 329-40 365s229-71 343-106">
            <text:p/>
          </draw:path>
          <draw:custom-shape draw:style-name="gr6" draw:text-style-name="P1" draw:layer="layout" svg:width="0.435cm" svg:height="0.435cm" svg:x="6.487cm" svg:y="2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699cm" svg:height="1.199cm" svg:x="5.332cm" svg:y="0cm">
            <draw:text-box>
              <text:p text:style-name="P1"><text:span text:style-name="T4">Good fit</text:span></text:p>
              <text:p text:style-name="P1"><text:span text:style-name="T5">Hard to find</text:span></text:p>
            </draw:text-box>
          </draw:frame>
          <draw:custom-shape draw:style-name="gr4" draw:text-style-name="P1" draw:layer="layout" svg:width="0.173cm" svg:height="0.173cm" svg:x="5.15cm" svg:y="1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391cm" svg:height="1.958cm" svg:x="5.054cm" svg:y="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3cm" svg:height="0.173cm" svg:x="5.447cm" svg:y="1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042cm" svg:y="1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339cm" svg:y="1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636cm" svg:y="2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933cm" svg:y="1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23cm" svg:y="1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528cm" svg:y="1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8.119cm" svg:y="1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5.744cm" svg:y="1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825cm" svg:y="1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" draw:text-style-name="P1" draw:layer="layout" svg:width="2.703cm" svg:height="2.147cm" draw:transform="rotate (0.66322511575772) translate (5.02475581865139cm 5.17962934417324cm)" svg:viewBox="0 0 2704 2148" svg:d="m38 14350c-4 102-76 250-11 305s181-80 271-119c-25 93-136 220-77 278s196-81 293-122c-23 96-123 231-68 289s189-68 283-102c-23 89-143 196-70 269s177-74 266-110c-18 97-101 265-55 292s186-87 279-130c-17 97-72 266-51 290s165-79 248-118c-15 92-82 241-45 277s181-75 271-112c-20 92-107 243-61 276s181-70 271-105c-15 96-92 253-45 289s177-87 265-130c-16 97-102 235-48 292s186-78 280-118c-27 92-121 232-81 275s176-72 264-108c-21 94-110 243-63 280s234-44 350-66">
            <text:p/>
          </draw:path>
          <draw:frame draw:style-name="gr7" draw:text-style-name="P2" draw:layer="layout" svg:width="0.883cm" svg:height="1.687cm" svg:x="4.337cm" svg:y="5.538cm">
            <draw:text-box>
              <text:p><text:span text:style-name="T1">χ</text:span><text:span text:style-name="T2">2</text:span></text:p>
            </draw:text-box>
          </draw:frame>
          <draw:frame draw:style-name="gr8" draw:text-style-name="P2" draw:layer="layout" svg:width="1.01cm" svg:height="1.921cm" svg:x="6.187cm" svg:y="6.844cm">
            <draw:text-box>
              <text:p><text:span text:style-name="T1">k</text:span><text:span text:style-name="T3">ex</text:span></text:p>
            </draw:text-box>
          </draw:frame>
          <draw:frame draw:style-name="gr9" draw:text-style-name="P3" draw:layer="layout" svg:width="2.83cm" svg:height="1.686cm" svg:x="5.333cm" svg:y="4.324cm">
            <draw:text-box>
              <text:p text:style-name="P1"><text:span text:style-name="T4">No solution</text:span></text:p>
            </draw:text-box>
          </draw:frame>
          <draw:custom-shape draw:style-name="gr4" draw:text-style-name="P1" draw:layer="layout" svg:width="0.173cm" svg:height="0.173cm" svg:x="5.151cm" svg:y="5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391cm" svg:height="1.958cm" svg:x="5.055cm" svg:y="4.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73cm" svg:height="0.173cm" svg:x="5.421cm" svg:y="5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5.962cm" svg:y="5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232cm" svg:y="5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042cm" svg:y="5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312cm" svg:y="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583cm" svg:y="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8.12cm" svg:y="5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5.691cm" svg:y="5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7.853cm" svg:y="5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502cm" svg:y="5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6.772cm" svg:y="5.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4" draw:layer="layout" svg:width="0.739cm" svg:height="1.686cm" svg:x="6.331cm" svg:y="5.701cm">
            <draw:text-box>
              <text:p><text:span text:style-name="T6">?</text:span></text:p>
            </draw:text-box>
          </draw:frame>
        </draw:g>
        <draw:g>
          <draw:frame draw:style-name="gr2" draw:text-style-name="P2" draw:layer="layout" svg:width="0.883cm" svg:height="0.725cm" svg:x="0.001cm" svg:y="5.501cm">
            <draw:text-box>
              <text:p><text:span text:style-name="T1">χ</text:span><text:span text:style-name="T2">2</text:span></text:p>
            </draw:text-box>
          </draw:frame>
          <draw:frame draw:style-name="gr2" draw:text-style-name="P2" draw:layer="layout" svg:width="1.01cm" svg:height="0.826cm" svg:x="1.887cm" svg:y="6.807cm">
            <draw:text-box>
              <text:p><text:span text:style-name="T1">k</text:span><text:span text:style-name="T3">ex</text:span></text:p>
            </draw:text-box>
          </draw:frame>
          <draw:path draw:style-name="gr3" draw:text-style-name="P1" draw:layer="layout" svg:width="2.751cm" svg:height="2.501cm" draw:transform="rotate (0.66322511575772) translate (0.680348264680068cm 5.3996997553178cm)" svg:viewBox="0 0 2752 2502" svg:d="m110 9348c82 0 33 80 76 139s148-14 156 41-233 226-180 293 201-29 188 33-263 295-303 388 95 84 100 126-202 268-133 348 255-159 298-203 110 161 160 151 190-246 260-290 32 90 127 100 241-178 329-221 3 134 70 195 186-50 167 16-235 367-215 424 142 1 155 95-290 341-234 416 232-56 249 38-195 333-108 401 271-178 342-218-2 98 85 166 274-314 342-365 23 76 100 135 306-248 385-274-8 159 45 184 140-37 181-12">
            <text:p/>
          </draw:path>
          <draw:custom-shape draw:style-name="gr6" draw:text-style-name="P1" draw:layer="layout" svg:width="0.435cm" svg:height="0.435cm" svg:x="1.288cm" svg:y="6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4.105cm" svg:height="1.199cm" svg:x="0.398cm" svg:y="3.834cm">
            <draw:text-box>
              <text:p text:style-name="P1"><text:span text:style-name="T4">Multiple solutions</text:span></text:p>
              <text:p text:style-name="P1"><text:span text:style-name="T5">Which is best?</text:span></text:p>
            </draw:text-box>
          </draw:frame>
          <draw:custom-shape draw:style-name="gr4" draw:text-style-name="P1" draw:layer="layout" svg:width="0.173cm" svg:height="0.173cm" svg:x="0.839cm" svg:y="5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391cm" svg:height="1.958cm" svg:x="0.755cm" svg:y="4.9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3cm" svg:height="0.173cm" svg:x="1.052cm" svg:y="5.4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259cm" svg:y="5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459cm" svg:y="6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708cm" svg:y="5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1.919cm" svg:y="5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266cm" svg:y="5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55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62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926cm" svg:y="5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411cm" svg:y="6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3.127cm" svg:y="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3cm" svg:height="0.173cm" svg:x="2.785cm" svg:y="6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35cm" svg:height="0.435cm" svg:x="2.971cm" svg:y="6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4" draw:layer="layout" svg:width="0.739cm" svg:height="1.686cm" svg:x="1.95cm" svg:y="6.192cm">
            <draw:text-box>
              <text:p><text:span text:style-name="T6">?</text:span></text:p>
            </draw:text-box>
          </draw:frame>
        </draw:g>
        <draw:line draw:style-name="gr1" draw:text-style-name="P1" draw:layer="layout" svg:x1="0cm" svg:y1="3.803cm" svg:x2="8.985cm" svg:y2="3.803cm">
          <text:p/>
        </draw:line>
        <draw:g>
          <draw:custom-shape draw:style-name="gr11" draw:text-style-name="P1" draw:layer="layout" svg:width="7.775cm" svg:height="2.156cm" svg:x="0.551cm" svg:y="7.77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3cm" svg:height="0.173cm" svg:x="0.8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5" draw:layer="layout" svg:width="7.368cm" svg:height="0.725cm" svg:x="1.12cm" svg:y="8.482cm">
            <draw:text-box>
              <text:p><text:span text:style-name="T7">Observed point from fit, local min(</text:span><text:span text:style-name="T5">χ</text:span><text:span text:style-name="T8">2</text:span><text:span text:style-name="T9">)</text:span></text:p>
            </draw:text-box>
          </draw:frame>
          <draw:line draw:style-name="gr12" draw:text-style-name="P1" draw:layer="layout" svg:x1="0.732cm" svg:y1="8.213cm" svg:x2="1.106cm" svg:y2="8.213cm">
            <text:p/>
          </draw:line>
          <draw:frame draw:style-name="gr13" draw:text-style-name="P5" draw:layer="layout" svg:width="4.71cm" svg:height="0.725cm" svg:x="1.12cm" svg:y="7.863cm">
            <draw:text-box>
              <text:p><text:span text:style-name="T7">True shape of </text:span><text:span text:style-name="T5">χ</text:span><text:span text:style-name="T10">2</text:span><text:span text:style-name="T7"> map</text:span></text:p>
            </draw:text-box>
          </draw:frame>
          <draw:custom-shape draw:style-name="gr6" draw:text-style-name="P1" draw:layer="layout" svg:width="0.435cm" svg:height="0.435cm" svg:x="0.702cm" svg:y="9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5" draw:layer="layout" svg:width="5.667cm" svg:height="0.725cm" svg:x="1.121cm" svg:y="9.1cm">
            <draw:text-box>
              <text:p><text:span text:style-name="T7">Best fit point, global min(</text:span><text:span text:style-name="T5">χ</text:span><text:span text:style-name="T10">2</text:span><text:span text:style-name="T11">)</text:span></text:p>
            </draw:text-box>
          </draw:frame>
        </draw:g>
        <draw:frame draw:style-name="gr2" draw:text-style-name="P2" draw:layer="layout" svg:width="1.018cm" svg:height="0.725cm" svg:x="-0.14cm" svg:y="0cm">
          <draw:text-box>
            <text:p><text:span text:style-name="T4">(a)</text:span></text:p>
          </draw:text-box>
        </draw:frame>
        <draw:frame draw:style-name="gr2" draw:text-style-name="P2" draw:layer="layout" svg:width="1.04cm" svg:height="0.725cm" svg:x="4.355cm" svg:y="0.001cm">
          <draw:text-box>
            <text:p><text:span text:style-name="T4">(b)</text:span></text:p>
          </draw:text-box>
        </draw:frame>
        <draw:frame draw:style-name="gr2" draw:text-style-name="P2" draw:layer="layout" svg:width="1.018cm" svg:height="0.725cm" svg:x="-0.168cm" svg:y="3.806cm">
          <draw:text-box>
            <text:p><text:span text:style-name="T4">(c)</text:span></text:p>
          </draw:text-box>
        </draw:frame>
        <draw:frame draw:style-name="gr2" draw:text-style-name="P2" draw:layer="layout" svg:width="1.04cm" svg:height="0.725cm" svg:x="4.438cm" svg:y="3.807cm">
          <draw:text-box>
            <text:p><text:span text:style-name="T4">(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30T17:40:27</meta:creation-date>
    <dc:date>2011-06-24T08:19:44</dc:date>
    <dc:creator>Ian Kleckner</dc:creator>
    <meta:editing-duration>PT01H28M42S</meta:editing-duration>
    <meta:editing-cycles>85</meta:editing-cycles>
    <meta:generator>OpenOffice.org/3.2$Linux OpenOffice.org_project/320m12$Build-9483</meta:generator>
    <meta:document-statistic meta:object-count="91"/>
  </office:meta>
</office:document-meta>
</file>